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2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2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2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1">
            <text:p>PluginFrame.dialogbutton.OK = </text:p>
          </table:table-cell>
        </table:table-row>
        <table:table-row>
          <table:table-cell office:value-type="string" office:string-value="PluginFrame.dialogbutton.Cancel = " table:style-name="ce2">
            <text:p>PluginFrame.dialogbutton.Cancel = </text:p>
          </table:table-cell>
        </table:table-row>
        <table:table-row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  <table:table-cell/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2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2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2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2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2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3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QueryTabPanel.label.SortBy = " table:style-name="ce2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3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2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2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3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 table:style-name="ce2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2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2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3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LanguageRestartRequired = " table:style-name="ce1">
            <text:p>GeneralPreferencesPanel.label.LanguageRestartRequired = </text:p>
          </table:table-cell>
          <table:table-cell/>
        </table:table-row>
        <table:table-row table:style-name="ro1">
          <table:table-cell office:value-type="string" office:string-value="GeneralPreferencesPanel.label.DateFormat = " table:style-name="ce2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3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2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FieldSelectionPreferencesPanel.button.SelectAll = " table:style-name="ce3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 table:style-name="ce3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2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3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2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3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>
          <table:table-cell table:style-name="ce1"/>
          <table:table-cell/>
        </table:table-row>
        <table:table-row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2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2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3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2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2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3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3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3">
            <text:p>ImageUtil.dialogtitle.ConfirmOverwri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ProgressBar.button.Cancel = " table:style-name="ce2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2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2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2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2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 table:number-rows-repeated="32302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2</meta:editing-cycles>
    <meta:creation-date>2010-06-05T10:53:00</meta:creation-date>
    <dc:date>2013-03-06T13:45:00</dc:date>
  </office:meta>
</office:document-meta>
</file>